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028cm" svg:stroke-color="#4b2204" draw:marker-start-width="0.242cm" draw:marker-end-width="0.242cm" draw:fill-color="#b85c00" draw:textarea-horizontal-align="justify" draw:textarea-vertical-align="middle" draw:auto-grow-height="false" fo:min-height="1.71cm" fo:min-width="1.46cm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028cm" svg:stroke-color="#4b2204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P1" style:family="paragraph">
      <loext:graphic-properties draw:fill-color="#b85c00"/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96cm" svg:height="1.96cm" svg:x="0.02cm" svg:y="0.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2" draw:layer="layout" svg:x1="0.02cm" svg:y1="0.02cm" svg:x2="1.98cm" svg:y2="1.98cm">
          <text:p/>
        </draw:line>
        <draw:line draw:style-name="gr2" draw:text-style-name="P2" draw:layer="layout" svg:x1="0.021cm" svg:y1="1.981cm" svg:x2="1.981cm" svg:y2="0.02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5T20:37:57.946908539</meta:creation-date>
    <dc:date>2021-04-15T21:22:51.921425383</dc:date>
    <meta:editing-duration>PT33M40S</meta:editing-duration>
    <meta:editing-cycles>15</meta:editing-cycles>
    <meta:generator>LibreOffice/6.4.6.2$Linux_X86_64 LibreOffice_project/40$Build-2</meta:generator>
    <meta:document-statistic meta:object-count="3"/>
  </office:meta>
</office:document-meta>
</file>